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sans-serif"/>
    <style:font-face style:name="medium-content-serif-font" svg:font-family="medium-content-serif-font, Georgia, Cambria, 'Times New Roman', Times, 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fo:orphans="2" fo:widows="2"/>
      <style:text-properties style:font-name="Ubuntu Mono" officeooo:rsid="00048fd8" officeooo:paragraph-rsid="00048fd8"/>
    </style:style>
    <style:style style:name="P2" style:family="paragraph" style:parent-style-name="Standard" style:list-style-name="L1">
      <style:paragraph-properties fo:text-align="start" style:justify-single-word="false" fo:orphans="2" fo:widows="2"/>
      <style:text-properties style:font-name="Ubuntu Mono" officeooo:rsid="0006069e" officeooo:paragraph-rsid="0006069e"/>
    </style:style>
    <style:style style:name="P3" style:family="paragraph" style:parent-style-name="Standard">
      <style:paragraph-properties fo:margin-left="0in" fo:margin-right="0in" fo:text-align="start" style:justify-single-word="false" fo:orphans="2" fo:widows="2" fo:text-indent="0in" style:auto-text-indent="false"/>
      <style:text-properties style:font-name="Ubuntu Mono"/>
    </style:style>
    <style:style style:name="P4" style:family="paragraph" style:parent-style-name="Standard">
      <style:paragraph-properties fo:margin-left="0in" fo:margin-right="0in" fo:text-align="start" style:justify-single-word="false" fo:orphans="2" fo:widows="2" fo:text-indent="0in" style:auto-text-indent="false"/>
      <style:text-properties style:font-name="Ubuntu Mono" officeooo:paragraph-rsid="000321fa"/>
    </style:style>
    <style:style style:name="P5" style:family="paragraph" style:parent-style-name="Standard">
      <style:paragraph-properties fo:margin-left="0in" fo:margin-right="0in" fo:text-align="start" style:justify-single-word="false" fo:orphans="2" fo:widows="2" fo:text-indent="0in" style:auto-text-indent="false"/>
      <style:text-properties style:font-name="Ubuntu Mono" officeooo:rsid="000321fa" officeooo:paragraph-rsid="000321fa"/>
    </style:style>
    <style:style style:name="P6" style:family="paragraph" style:parent-style-name="Standard">
      <style:paragraph-properties fo:margin-left="0in" fo:margin-right="0in" fo:text-align="start" style:justify-single-word="false" fo:orphans="2" fo:widows="2" fo:text-indent="0in" style:auto-text-indent="false"/>
      <style:text-properties style:font-name="Ubuntu Mono" officeooo:rsid="00048fd8" officeooo:paragraph-rsid="00048fd8"/>
    </style:style>
    <style:style style:name="T1" style:family="text">
      <style:text-properties fo:font-variant="normal" fo:text-transform="none" fo:color="#333333" fo:font-size="12pt" fo:letter-spacing="normal" fo:font-style="normal" fo:font-weight="normal"/>
    </style:style>
    <style:style style:name="T2" style:family="text">
      <style:text-properties fo:font-variant="normal" fo:text-transform="none" fo:color="#333333" fo:font-size="12pt" fo:letter-spacing="normal" fo:font-style="normal" fo:font-weight="normal" officeooo:rsid="0008b45a"/>
    </style:style>
    <style:style style:name="T3" style:family="text">
      <style:text-properties fo:font-variant="normal" fo:text-transform="none" fo:color="#333333" fo:font-size="12pt" fo:letter-spacing="normal" fo:font-style="normal" fo:font-weight="normal" officeooo:rsid="000a9a32"/>
    </style:style>
    <style:style style:name="T4" style:family="text">
      <style:text-properties fo:font-variant="normal" fo:text-transform="none" fo:color="#333333" fo:font-size="12pt" fo:letter-spacing="normal" fo:font-style="normal" fo:font-weight="normal" officeooo:rsid="000aad29"/>
    </style:style>
    <style:style style:name="T5" style:family="text">
      <style:text-properties fo:font-variant="normal" fo:text-transform="none" fo:color="#333333" fo:font-size="12pt" fo:letter-spacing="normal" fo:font-style="italic" fo:font-weight="normal" style:font-style-asian="italic" style:font-style-complex="italic"/>
    </style:style>
    <style:style style:name="T6" style:family="text">
      <style:text-properties fo:font-variant="normal" fo:text-transform="none" fo:color="#333333" fo:font-size="12pt" fo:letter-spacing="normal" fo:font-style="italic" fo:font-weight="normal" officeooo:rsid="0006069e" style:font-style-asian="italic" style:font-style-complex="italic"/>
    </style:style>
    <style:style style:name="T7" style:family="text">
      <style:text-properties fo:font-variant="normal" fo:text-transform="none" fo:color="#ce181e"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Fog computing </text:span><text:span text:style-name="T1">is an approach that we start to hear after cloud computing. In cloud computing, idea is everything in the cloud, </text:span><text:span text:style-name="T4">but</text:span><text:span text:style-name="T1"> in this approach, </text:span><text:span text:style-name="T4">it </text:span><text:span text:style-name="T1">is a fiction that can make the communication of devices that are in the same network with each other without using cloud.</text:span></text:p>
      <text:p text:style-name="P3"><text:span text:style-name="T1">for example, whats up you are communicating with a friend and the same network. in this case, instead of performing this data flow through the cloud, they speak between themselves and then share information when needed.</text:span></text:p>
      <text:p text:style-name="P3"><text:span text:style-name="T1"/></text:p>
      <text:p text:style-name="P3"><text:span text:style-name="T1">While Remote Hardware is convenient to provide this power, it carries risk for the security. If the server is compromised, the data of thousands or even millions of users can be captured or destroyed.</text:span></text:p>
      <text:p text:style-name="P3"><text:span text:style-name="T1">With the deployment of IoT technologies and the growth of the data they produce, this problem is expected to be seen more.</text:span></text:p>
      <text:p text:style-name="P3"><text:span text:style-name="T1">Computer scientists at the University of Camerino have developed a new idea that spreads data to multiple servers instead of one. Fog Computing is the name of this system which keeps the data constantly in motion and in pieces using artificial backup and continuous displacement techniques.</text:span></text:p>
      <text:p text:style-name="P3"><text:span text:style-name="T1"/></text:p>
      <text:p text:style-name="P3"><text:span text:style-name="T1"/></text:p>
      <text:p text:style-name="P4"><text:span text:style-name="T1">Fog Computing can be used in applications where real-time decision-making, such as smart vehicles, city security, rapid terrorist identification, is critical.</text:span></text:p>
      <text:p text:style-name="P4"><text:span text:style-name="T1"/></text:p>
      <text:p text:style-name="P4"><text:span text:style-name="T1">Big data and high transmission costs, loss of time to the cloud, unreliable connection quality, security and protection of private data, labor safety, data analytics and artificial intelligence are important factors that give rise to the need for Fog Computing.</text:span></text:p>
      <text:p text:style-name="P4"><text:span text:style-name="T1"/></text:p>
      <text:p text:style-name="P5"><text:span text:style-name="T1"/></text:p>
      <text:p text:style-name="P5"><text:span text:style-name="T7">FogTorchII </text:span><text:span text:style-name="T1">is an open-source Java prototype that permits to describe IOT+Fog+Cloud infrastructures and applications so determine QoS and context-aware applications deployment.</text:span></text:p>
      <text:p text:style-name="P5"><text:span text:style-name="T1"/></text:p>
      <text:p text:style-name="P6"><text:span text:style-name="T1">FogTorchII Inputs:</text:span></text:p>
      <text:list xml:id="list3701129153" text:style-name="L1">
        <text:list-item>
          <text:p text:style-name="P1"><text:span text:style-name="T6">A</text:span><text:span text:style-name="T5">n IOT+Fog+Cloud infrastructures I</text:span><text:span text:style-name="T1">, with the specifications of the Fog and Cloud nodes available for deployment (each with its hardware and software), and the probability distributions of QoS featured by the communication links interconnecting such nodes.</text:span></text:p>
        </text:list-item>
        <text:list-item>
          <text:p text:style-name="P2"><text:span text:style-name="T5">A multi-component application A</text:span><text:span text:style-name="T1">, specifying all hardware, software and IOT requirements </text:span><text:span text:style-name="T2">o</text:span><text:span text:style-name="T1">f each component, and the QoS needed to support component-component and component-Thing interactions.</text:span></text:p>
        </text:list-item>
        <text:list-item>
          <text:p text:style-name="P2"><text:span text:style-name="T5">A Thing binding V</text:span><text:span text:style-name="T1">, mapping each IOT requirement of the application component to an actual Thing in I</text:span></text:p>
        </text:list-item>
        <text:list-item>
          <text:p text:style-name="P2"><text:span text:style-name="T5">A deployment policy Lamda(y)</text:span><text:span text:style-name="T1">, white-listing the nodes where component y of the A can be deployed according to security or business related constrai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sans-serif"/>
    <style:font-face style:name="medium-content-serif-font" svg:font-family="medium-content-serif-font, Georgia, Cambria, 'Times New Roman', Times, serif"/>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23:40:18.247273144</meta:creation-date>
    <dc:date>2019-01-19T12:22:50.819322519</dc:date>
    <meta:editing-duration>PT21M51S</meta:editing-duration>
    <meta:editing-cycles>11</meta:editing-cycles>
    <meta:generator>LibreOffice/6.1.2.1$Linux_X86_64 LibreOffice_project/10$Build-1</meta:generator>
    <meta:document-statistic meta:table-count="0" meta:image-count="0" meta:object-count="0" meta:page-count="1" meta:paragraph-count="13" meta:word-count="376" meta:character-count="2420" meta:non-whitespace-character-count="2061"/>
  </office:meta>
</office:document-meta>
</file>